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Importamos las librerías necesarias</text:p>
      <text:p text:style-name="Standard">import tkinter as tk</text:p>
      <text:p text:style-name="Standard">import random</text:p>
      <text:p text:style-name="Standard"/>
      <text:p text:style-name="Standard"># Definimos la clase CircularMatrixGame</text:p>
      <text:p text:style-name="Standard">class CircularMatrixGame:</text:p>
      <text:p text:style-name="Standard"><text:s text:c="4"/># El método __init__ se ejecuta al crear una instancia de la clase</text:p>
      <text:p text:style-name="Standard"><text:s text:c="4"/>def __init__(self, root):</text:p>
      <text:p text:style-name="Standard"><text:s text:c="8"/># Guardamos una referencia al objeto Tk raíz</text:p>
      <text:p text:style-name="Standard"><text:s text:c="8"/>self.root = root</text:p>
      <text:p text:style-name="Standard"><text:s text:c="8"/># Creamos una ventana secundaria para pedir las dimensiones al usuario</text:p>
      <text:p text:style-name="Standard"><text:s text:c="8"/>self.input_window = tk.Toplevel(self.root)</text:p>
      <text:p text:style-name="Standard"><text:s text:c="8"/>self.input_window.title("Enter dimensions")</text:p>
      <text:p text:style-name="Standard"/>
      <text:p text:style-name="Standard"><text:s text:c="8"/># Agregamos etiquetas y campos de entrada para las dimensiones</text:p>
      <text:p text:style-name="Standard"><text:s text:c="8"/>tk.Label(self.input_window, text="Enter dimensions (max 20x20):").pack()</text:p>
      <text:p text:style-name="Standard"><text:s text:c="8"/>self.n_entry = tk.Entry(self.input_window)</text:p>
      <text:p text:style-name="Standard"><text:s text:c="8"/>self.n_entry.pack()</text:p>
      <text:p text:style-name="Standard"><text:s text:c="8"/>self.m_entry = tk.Entry(self.input_window)</text:p>
      <text:p text:style-name="Standard"><text:s text:c="8"/>self.m_entry.pack()</text:p>
      <text:p text:style-name="Standard"/>
      <text:p text:style-name="Standard"><text:s text:c="8"/># Agregamos un botón para iniciar el juego</text:p>
      <text:p text:style-name="Standard"><text:s text:c="8"/>tk.Button(self.input_window, text="Start game", command=self.start_game).pack()</text:p>
      <text:p text:style-name="Standard"/>
      <text:p text:style-name="Standard"><text:s text:c="4"/># Este método se ejecuta cuando el usuario hace clic en el botón "Start game"</text:p>
      <text:p text:style-name="Standard"><text:s text:c="4"/>def start_game(self):</text:p>
      <text:p text:style-name="Standard"><text:s text:c="8"/># Intentamos obtener las dimensiones ingresadas por el usuario</text:p>
      <text:p text:style-name="Standard"><text:s text:c="8"/>try:</text:p>
      <text:p text:style-name="Standard"><text:s text:c="12"/>n = int(self.n_entry.get())</text:p>
      <text:p text:style-name="Standard"><text:s text:c="12"/>m = int(self.m_entry.get())</text:p>
      <text:p text:style-name="Standard"><text:s text:c="12"/># Verificamos que las dimensiones sean válidas</text:p>
      <text:p text:style-name="Standard"><text:s text:c="12"/>if n &lt; 1 or n &gt; 20 or m &lt; 1 or m &gt; 20:</text:p>
      <text:p text:style-name="Standard"><text:s text:c="16"/>raise ValueError</text:p>
      <text:p text:style-name="Standard"><text:s text:c="8"/>except ValueError:</text:p>
      <text:p text:style-name="Standard"><text:s text:c="12"/># Si las dimensiones no son válidas, mostramos un mensaje de error</text:p>
      <text:p text:style-name="Standard"><text:s text:c="12"/>tk.messagebox.showerror("Error", "Invalid dimensions")</text:p>
      <text:p text:style-name="Standard"><text:s text:c="12"/>return</text:p>
      <text:p text:style-name="Standard"/>
      <text:p text:style-name="Standard"><text:s text:c="8"/># Si las dimensiones son válidas, cerramos la ventana de entrada</text:p>
      <text:p text:style-name="Standard"><text:s text:c="8"/>self.input_window.destroy()</text:p>
      <text:p text:style-name="Standard"/>
      <text:p text:style-name="Standard"><text:s text:c="8"/># Guardamos las dimensiones y creamos la matriz inicial</text:p>
      <text:p text:style-name="Standard"><text:s text:c="8"/>self.n = n</text:p>
      <text:p text:style-name="Standard"><text:s text:c="8"/>self.m = m</text:p>
      <text:p text:style-name="Standard"><text:s text:c="8"/>self.matrix = [[0 for _ in range(m)] for _ in range(n)]</text:p>
      <text:p text:style-name="Standard"><text:s text:c="8"/># Seleccionamos una posición inicial aleatoria</text:p>
      <text:p text:style-name="Standard"><text:s text:c="8"/>self.current_x = random.randint(0, n - 1)</text:p>
      <text:p text:style-name="Standard"><text:s text:c="8"/>self.current_y = random.randint(0, m - 1)</text:p>
      <text:p text:style-name="Standard"><text:s text:c="8"/># Definimos las posibles direcciones de movimiento</text:p>
      <text:p text:style-name="Standard"><text:soft-page-break/><text:s text:c="8"/>self.directions = [(0, 1), (1, 0), (0, -1), (-1, 0)]</text:p>
      <text:p text:style-name="Standard"/>
      <text:p text:style-name="Standard"><text:s text:c="8"/># Definimos una paleta de colores para los diferentes valores de la matriz</text:p>
      <text:p text:style-name="Standard"><text:s text:c="8"/>self.color_palette = ["white", "lightblue", "blue", "darkblue", "purple", "magenta", "pink", "red", "orange", "yellow"]</text:p>
      <text:p text:style-name="Standard"/>
      <text:p text:style-name="Standard"><text:s text:c="8"/># Creamos la interfaz gráfica del juego</text:p>
      <text:p text:style-name="Standard"><text:s text:c="8"/>self.create_ui()</text:p>
      <text:p text:style-name="Standard"/>
      <text:p text:style-name="Standard"><text:s text:c="4"/># Este método crea la interfaz gráfica del juego</text:p>
      <text:p text:style-name="Standard"><text:s text:c="4"/>def create_ui(self):</text:p>
      <text:p text:style-name="Standard"><text:s text:c="8"/># Creamos un canvas para dibujar la matriz</text:p>
      <text:p text:style-name="Standard"><text:s text:c="8"/>self.canvas = tk.Canvas(self.root, width=self.n * 50, height=self.m * 50)</text:p>
      <text:p text:style-name="Standard"><text:s text:c="8"/>self.canvas.pack()</text:p>
      <text:p text:style-name="Standard"/>
      <text:p text:style-name="Standard"><text:s text:c="8"/># Actualizamos el canvas para mostrar la matriz inicial</text:p>
      <text:p text:style-name="Standard"><text:s text:c="8"/>self.update_canvas()</text:p>
      <text:p text:style-name="Standard"/>
      <text:p text:style-name="Standard"><text:s text:c="8"/># Creamos un marco para los botones de dirección</text:p>
      <text:p text:style-name="Standard"><text:s text:c="8"/>self.menu = tk.Frame(self.root)</text:p>
      <text:p text:style-name="Standard"><text:s text:c="8"/>self.menu.pack(side=tk.RIGHT, padx=20)</text:p>
      <text:p text:style-name="Standard"/>
      <text:p text:style-name="Standard"><text:s text:c="8"/># Agregamos botones para cada dirección de movimiento</text:p>
      <text:p text:style-name="Standard"><text:s text:c="8"/>for direction in ["Arriba", "Abajo", "Izquierda", "Derecha"]:</text:p>
      <text:p text:style-name="Standard"><text:s text:c="12"/>button = tk.Button(self.menu, text=direction, command=lambda dir=direction: (lambda: self.move(dir))())</text:p>
      <text:p text:style-name="Standard"><text:s text:c="12"/>button.pack()</text:p>
      <text:p text:style-name="Standard"/>
      <text:p text:style-name="Standard"><text:s text:c="4"/># Este método se ejecuta cuando el usuario hace clic en uno de los botones de dirección</text:p>
      <text:p text:style-name="Standard"><text:s text:c="4"/>def move(self, direction):</text:p>
      <text:p text:style-name="Standard"><text:s text:c="8"/># Obtenemos el índice de dirección correspondiente a la dirección seleccionada por el usuario</text:p>
      <text:p text:style-name="Standard"><text:s text:c="8"/>direction_index = {"Arriba": 3, "Abajo": 1, "Izquierda": 2, "Derecha": 0}[direction]</text:p>
      <text:p text:style-name="Standard"><text:s text:c="8"/>dx, dy = self.directions[direction_index]</text:p>
      <text:p text:style-name="Standard"/>
      <text:p text:style-name="Standard"><text:s text:c="8"/># Actualizamos el valor de la celda actual y sus vecinos</text:p>
      <text:p text:style-name="Standard"><text:s text:c="8"/>for i in range(-1, 2):</text:p>
      <text:p text:style-name="Standard"><text:s text:c="12"/>for j in range(-1, 2):</text:p>
      <text:p text:style-name="Standard"><text:s text:c="16"/>x = (self.current_x + i) % self.n</text:p>
      <text:p text:style-name="Standard"><text:s text:c="16"/>y = (self.current_y + j) % self.m</text:p>
      <text:p text:style-name="Standard"><text:s text:c="16"/>self.matrix[x][y] = (self.matrix[x][y] + 1) % 10</text:p>
      <text:p text:style-name="Standard"/>
      <text:p text:style-name="Standard"><text:s text:c="8"/># Movemos la posición actual a la siguiente celda en la dirección seleccionada por el usuario</text:p>
      <text:p text:style-name="Standard"><text:s text:c="8"/>self.current_x = (self.current_x + dx) % self.n</text:p>
      <text:p text:style-name="Standard"><text:s text:c="8"/>self.current_y = (self.current_y + dy) % self.m</text:p>
      <text:p text:style-name="Standard"/>
      <text:p text:style-name="Standard"><text:s text:c="8"/># Actualizamos el canvas para mostrar los cambios en la matriz</text:p>
      <text:p text:style-name="Standard"><text:s text:c="8"/>self.update_canvas()</text:p>
      <text:p text:style-name="Standard"/>
      <text:p text:style-name="Standard"><text:s text:c="4"/># Este método actualiza el canvas para mostrar los cambios en la matriz</text:p>
      <text:p text:style-name="Standard"><text:soft-page-break/><text:s text:c="4"/>def update_canvas(self):</text:p>
      <text:p text:style-name="Standard"><text:s text:c="8"/># Borramos el contenido actual del canvas</text:p>
      <text:p text:style-name="Standard"><text:s text:c="8"/>self.canvas.delete("all")</text:p>
      <text:p text:style-name="Standard"/>
      <text:p text:style-name="Standard"><text:s text:c="8"/># Dibujamos cada celda de la matriz en el canvas</text:p>
      <text:p text:style-name="Standard"><text:s text:c="8"/>for i in range(self.n):</text:p>
      <text:p text:style-name="Standard"><text:s text:c="12"/>for j in range(self.m):</text:p>
      <text:p text:style-name="Standard"><text:s text:c="16"/>value = self.matrix[i][j]</text:p>
      <text:p text:style-name="Standard"><text:s text:c="16"/>color = self.color_palette[value]</text:p>
      <text:p text:style-name="Standard"><text:s text:c="16"/>text_color = "white" if value &gt;= 5 else "black"</text:p>
      <text:p text:style-name="Standard"><text:s text:c="16"/>self.canvas.create_rectangle(j * 50, i * 50, (j + 1) * 50, (i + 1) * 50, fill=color)</text:p>
      <text:p text:style-name="Standard"><text:s text:c="16"/>self.canvas.create_text(j * 50 + 25, i * 50 + 25, text=str(value), fill=text_color)</text:p>
      <text:p text:style-name="Standard"/>
      <text:p text:style-name="Standard"># Creamos una instancia de Tk y una instancia de CircularMatrixGame</text:p>
      <text:p text:style-name="Standard">root = tk.Tk()</text:p>
      <text:p text:style-name="Standard">game = CircularMatrixGame(root)</text:p>
      <text:p text:style-name="Standard"># Iniciamos el bucle principal de Tk</text:p>
      <text:p text:style-name="Standard">root.mainloop(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5T21:47:58.319585325</meta:creation-date>
    <dc:date>2023-08-25T21:48:10.705397571</dc:date>
    <meta:editing-duration>PT13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3" meta:paragraph-count="95" meta:word-count="597" meta:character-count="4861" meta:non-whitespace-character-count="3603"/>
  </office:meta>
</office:document-meta>
</file>